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orNode.locate( Map om , Invoke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catorNode.getDefaul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Node.LocatorNode( final LocationMap lm ,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orNode.getDefaul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Node.getDefaul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Node.build( final Configuration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